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family="paragraph">
      <style:paragraph-properties style:master-page-name="Standard1"/>
      <style:text-properties fo:color="#000000" fo:font-family="Sans Serif" fo:font-size="12.000000000000000pt"/>
    </style:style>
    <style:style style:name="P2" style:family="paragraph">
      <style:text-properties fo:font-weight="bold"/>
    </style:style>
    <style:style style:name="P3" style:family="paragraph">
      <style:paragraph-properties fo:text-align="center"/>
    </style:style>
    <style:style style:name="P4" style:family="paragraph">
      <style:paragraph-properties fo:text-align="start"/>
    </style:style>
    <style:style style:name="T1" style:family="text">
      <style:text-properties fo:font-weight="bold"/>
    </style:style>
    <style:style style:name="P5" style:family="paragraph"/>
    <style:style style:name="P6" style:family="paragraph">
      <style:text-properties fo:color="#000000" fo:font-family="Sans Serif" fo:font-size="12.000000000000000pt"/>
    </style:style>
    <style:style style:name="P7" style:family="paragraph">
      <style:paragraph-properties fo:margin-bottom="0.000000000000000pt" fo:margin-top="0.000000000000000pt"/>
    </style:style>
  </office:automatic-styles>
  <office:body>
    <office:text>
      <text:tracked-changes/>
      <text:page-sequence>
        <text:page text:master-page-name="Standard1"/>
        <text:page text:master-page-name="Standard1"/>
      </text:page-sequence>
      <text:p text:style-name="P1"/>
      <table:table>
        <table:table-column/>
        <table:table-column/>
        <table:table-row>
          <table:table-cell rowSpan="1" columnSpan="1">
            <text:p text:style-name="P2">Tydzień/Data (Prowadzący)</text:p>
          </table:table-cell>
          <table:table-cell rowSpan="1" columnSpan="1">
            <text:p text:style-name="P2">Temat</text:p>
          </table:table-cell>
        </table:table-row>
        <table:table-row>
          <table:table-cell rowSpan="1" columnSpan="1">
            <text:p text:style-name="P3">1: 25.02 (JW)<text:s/></text:p>
          </table:table-cell>
          <table:table-cell rowSpan="1" columnSpan="1">
            <text:p text:style-name="P4">Przykłady zastosowań grafów i sieci. Definicja grafu.<text:s/></text:p>
          </table:table-cell>
        </table:table-row>
        <table:table-row>
          <table:table-cell rowSpan="1" columnSpan="1">
            <text:p text:style-name="P3">2: 04.03 (JW)<text:s/></text:p>
          </table:table-cell>
          <table:table-cell rowSpan="1" columnSpan="1">
            <text:p text:style-name="P4">Podstawowe typy grafów. Izomorfizm. Drogi.<text:s/></text:p>
          </table:table-cell>
        </table:table-row>
        <table:table-row>
          <table:table-cell rowSpan="1" columnSpan="1">
            <text:p text:style-name="P3">3: 11.03 (JW)<text:s/></text:p>
          </table:table-cell>
          <table:table-cell rowSpan="1" columnSpan="1">
            <text:p text:style-name="P4">Cykl Eulera. Cykl Hamiltona. Zadanie komiwojażera. Operacje na grafach.<text:s/></text:p>
          </table:table-cell>
        </table:table-row>
        <table:table-row>
          <table:table-cell rowSpan="1" columnSpan="1">
            <text:p text:style-name="P3">4: 18.03 (JW)<text:s/></text:p>
          </table:table-cell>
          <table:table-cell rowSpan="1" columnSpan="1">
            <text:p text:style-name="P4">Operacje na grafach. Reprezentacje grafów.<text:s/></text:p>
          </table:table-cell>
        </table:table-row>
        <table:table-row>
          <table:table-cell rowSpan="1" columnSpan="1">
            <text:p text:style-name="P3">5: 25.03 (JW)<text:s/></text:p>
          </table:table-cell>
          <table:table-cell rowSpan="1" columnSpan="1">
            <text:p text:style-name="P4">Drzewa.<text:s/></text:p>
          </table:table-cell>
        </table:table-row>
        <table:table-row>
          <table:table-cell rowSpan="1" columnSpan="1">
            <text:p text:style-name="P3">6: 01.04 (JW)<text:s/></text:p>
          </table:table-cell>
          <table:table-cell rowSpan="1" columnSpan="1">
            <text:p text:style-name="P4">Wybrane algorytmy grafowe: badanie wgłąb, spójność, najkrótsza ścieżka, najlżejsze drzewo.<text:s/></text:p>
          </table:table-cell>
        </table:table-row>
        <table:table-row>
          <table:table-cell rowSpan="1" columnSpan="1">
            <text:p text:style-name="P3">7: 08.04 (JW)<text:s/></text:p>
          </table:table-cell>
          <table:table-cell rowSpan="1" columnSpan="1">
            <text:p text:style-name="P4">Wybrane algorytmy grafowe: badanie wgłąb, spójność, najkrótsza ścieżka, najlżejsze drzewo. Architektura sieci złożonych.<text:s/></text:p>
          </table:table-cell>
        </table:table-row>
        <table:table-row>
          <table:table-cell rowSpan="1" columnSpan="1">
            <text:p text:style-name="P3">8: 15.04 (JW)<text:s/></text:p>
          </table:table-cell>
          <table:table-cell rowSpan="1" columnSpan="1">
            <text:p text:style-name="P4"><text:span text:style-name="T1">Kolokwium nr 1.</text:span><text:s/></text:p>
          </table:table-cell>
        </table:table-row>
        <table:table-row>
          <table:table-cell rowSpan="1" columnSpan="1">
            <text:p text:style-name="P3">9: 29.04 (JW)<text:s/></text:p>
          </table:table-cell>
          <table:table-cell rowSpan="1" columnSpan="1">
            <text:p text:style-name="P4">Cykle/przekroje fundamentalne.<text:s/></text:p>
          </table:table-cell>
        </table:table-row>
        <table:table-row>
          <table:table-cell rowSpan="1" columnSpan="1">
            <text:p text:style-name="P3">10: 06.05 (KP)<text:s/></text:p>
          </table:table-cell>
          <table:table-cell rowSpan="1" columnSpan="1">
            <text:p text:style-name="P4">Kolorowanie grafów.<text:s/></text:p>
          </table:table-cell>
        </table:table-row>
        <table:table-row>
          <table:table-cell rowSpan="1" columnSpan="1">
            <text:p text:style-name="P3">11: 20.05 (KP)<text:s/></text:p>
          </table:table-cell>
          <table:table-cell rowSpan="1" columnSpan="1">
            <text:p text:style-name="P4">Skojarzenia, pokrycia, podział.<text:s/></text:p>
          </table:table-cell>
        </table:table-row>
        <table:table-row>
          <table:table-cell rowSpan="1" columnSpan="1">
            <text:p text:style-name="P3">12: 27.05 (JW)<text:s/></text:p>
          </table:table-cell>
          <table:table-cell rowSpan="1" columnSpan="1">
            <text:p text:style-name="P4">Spójność wierzchołkowa i krawiędziowa grafu. Przekroje. Twierdzenie Mengera.<text:s/></text:p>
          </table:table-cell>
        </table:table-row>
        <table:table-row>
          <table:table-cell rowSpan="1" columnSpan="1">
            <text:p text:style-name="P3">13: 01.06 (JW)<text:s/></text:p>
          </table:table-cell>
          <table:table-cell rowSpan="1" columnSpan="1">
            <text:p text:style-name="P4">Sieci. Twierdzenie minimaksowe o przepływach jednotowarowych. Algorytm Forda-Fulkersona.<text:s/></text:p>
          </table:table-cell>
        </table:table-row>
        <table:table-row>
          <table:table-cell rowSpan="1" columnSpan="1">
            <text:p text:style-name="P3">14: 03.06 (JW)<text:s/></text:p>
          </table:table-cell>
          <table:table-cell rowSpan="1" columnSpan="1">
            <text:p text:style-name="P4">Sieci. Algorytm Forda-Fulkersona.<text:s/></text:p>
          </table:table-cell>
        </table:table-row>
        <table:table-row>
          <table:table-cell rowSpan="1" columnSpan="1">
            <text:p text:style-name="P3">15: 10.06 (JW)<text:s/></text:p>
          </table:table-cell>
          <table:table-cell rowSpan="1" columnSpan="1">
            <text:p text:style-name="P4"><text:span text:style-name="T1">Kolokwium nr 2.</text:span></text:p>
          </table:table-cell>
        </table:table-row>
      </table:table>
      <text:p text:style-name="P5"/>
      <text:p text:style-name="P6"/>
      <text:p text:style-name="P6"><text:span text:style-name="T1">Literatura</text:span><text:s/></text:p>
      <text:p text:style-name="P7"> </text:p>
      <table:table>
        <table:table-column/>
        <table:table-row>
          <table:table-cell rowSpan="1" columnSpan="1">
            <text:p text:style-name="P4">1. N.Deo, Teoria grafów i jej zastosowania w technice i informatyce. PWN,1980.  2. F.Harary,Graph Theory. Addison-Wesley, 1969.  3. N.Chrisofides, Graph theory: algorithmic approach. Academic Press, 1975.  4. R.S.Garfinkiel, G.L.Nemhauser, Programowanie całkowitoliczbowe. PWN, 1978.  5. E.M.Reingold, J.Nievergelt, N.Deo, Algorytmy kombinatoryczne. PWN, 1977.  6. M.Sysło, N.Deo, J.Kowalik, Algorytmy optymalizacji dyskretnej. PWN, 1993.  7. D.Medhi, M.Pioro, Routing, Flow and Capacity Design in Communication and Computer Networks (Morgan Kaufmann Series in Networking) 8. J.Wilson, Wprowadzenie do teorii grafów. PWN, Warszawa 2004.<text:s/></text:p>
          </table:table-cell>
        </table:table-row>
      </table:table>
      <text:p text:style-name="P5"/>
      <text:p text:style-name="P6"/>
      <text:p text:style-name="P6"><text:span text:style-name="T1">Harmonogram projektu</text:span><text:s/></text:p>
      <text:p text:style-name="P7"> </text:p>
      <table:table>
        <table:table-column/>
        <table:table-column/>
        <table:table-row>
          <table:table-cell rowSpan="1" columnSpan="1">
            <text:p text:style-name="P2">Data<text:s/></text:p>
          </table:table-cell>
          <table:table-cell rowSpan="1" columnSpan="1">
            <text:p text:style-name="P2">Opis<text:s/></text:p>
          </table:table-cell>
        </table:table-row>
        <table:table-row>
          <table:table-cell rowSpan="1" columnSpan="1">
            <text:p text:style-name="P4">11.03.11<text:s/></text:p>
          </table:table-cell>
          <table:table-cell rowSpan="1" columnSpan="1">
            <text:p text:style-name="P4">Tematy projektów dostępne na stronie przedmiotu.<text:s/></text:p>
          </table:table-cell>
        </table:table-row>
        <table:table-row>
          <table:table-cell rowSpan="1" columnSpan="1">
            <text:p text:style-name="P4">16.03.11 21:00<text:s/></text:p>
          </table:table-cell>
          <table:table-cell rowSpan="1" columnSpan="1">
            <text:p text:style-name="P4">Zapisy. Ustalenie przydziału zespołów do prowadzących.<text:s/></text:p>
          </table:table-cell>
        </table:table-row>
        <table:table-row>
          <table:table-cell rowSpan="1" columnSpan="1">
            <text:p text:style-name="P4">25.03.11<text:s/></text:p>
          </table:table-cell>
          <table:table-cell rowSpan="1" columnSpan="1">
            <text:p text:style-name="P4">Ustalenie szczegółów projektu z prowadzącym.<text:s/></text:p>
          </table:table-cell>
        </table:table-row>
        <table:table-row>
          <table:table-cell rowSpan="1" columnSpan="1">
            <text:p text:style-name="P4">01.04.11 23:59<text:s/></text:p>
          </table:table-cell>
          <table:table-cell rowSpan="1" columnSpan="1">
            <text:p text:style-name="P4">Sprawozdanie nr 1 (0 pkt). Szczegółowy opis zadania, założenia projektu, wykaz literatury.<text:s/></text:p>
          </table:table-cell>
        </table:table-row>
        <table:table-row>
          <table:table-cell rowSpan="1" columnSpan="1">
            <text:p text:style-name="P4">29.04.11 23:59<text:s/></text:p>
          </table:table-cell>
          <table:table-cell rowSpan="1" columnSpan="1">
            <text:p text:style-name="P4">Sprawozdanie nr 2 (10 pkt). Wybór i opis algorytmu, struktur danych, projekty testów, założenia programu (złożoność obliczeniowa, czas wykonywania, wejście, wyjście, parametry, opcje, kryteria stopu, sytuacje awaryjne), wykaz literatury.<text:s/></text:p>
          </table:table-cell>
        </table:table-row>
        <table:table-row>
          <table:table-cell rowSpan="1" columnSpan="1">
            <text:p text:style-name="P4">27.05.11 23:59<text:s/></text:p>
          </table:table-cell>
          <table:table-cell rowSpan="1" columnSpan="1">
            <text:p text:style-name="P4">Sprawozdanie nr 3 (20pkt). Raport końcowy. Działający program z udokumentowanym kodem. Wyniki testów poprawności i jakości algorytmów. Wnioski. Wykaz literatury.<text:s/></text:p>
          </table:table-cell>
        </table:table-row>
      </table:table>
      <text:p text:style-name="P5"> </text:p>
      <text:p text:style-name="P5">Wybór projektu, a także składanie sprawozdań odbywa się przy użyciu GIS SYSTEM<text:s/></text:p>
      <text:p text:style-name="P5">Osoby, które do dnia 01.04.11 nie pobiorą tematów projektowych, automatycznie uzyskują z projektu wynik 0 (zero!) punktów.<text:s/></text:p>
      <text:p text:style-name="P5">Doktoranci wykonują projekty pod nadzorem etatowych pracowników (nie doktorantow).<text:s/></text:p>
      <text:p text:style-name="P6"/>
      <text:p text:style-name="P6"/>
      <text:p text:style-name="P6"><text:span text:style-name="T1">Warunki zaliczenia przedmiotu</text:span><text:s/></text:p>
      <text:p text:style-name="P7"> </text:p>
      <table:table>
        <table:table-column/>
        <table:table-column/>
        <table:table-row>
          <table:table-cell rowSpan="1" columnSpan="1">
            <text:p text:style-name="P2">Zdarzenie</text:p>
          </table:table-cell>
          <table:table-cell rowSpan="1" columnSpan="1">
            <text:p text:style-name="P2">Punktacja</text:p>
          </table:table-cell>
        </table:table-row>
        <table:table-row>
          <table:table-cell rowSpan="1" columnSpan="1">
            <text:p text:style-name="P4">Kolokwia<text:s/></text:p>
          </table:table-cell>
          <table:table-cell rowSpan="1" columnSpan="1">
            <text:p text:style-name="P4">2*15=30 pkt<text:s/></text:p>
          </table:table-cell>
        </table:table-row>
        <table:table-row>
          <table:table-cell rowSpan="1" columnSpan="1">
            <text:p text:style-name="P4">Projekt<text:s/></text:p>
          </table:table-cell>
          <table:table-cell rowSpan="1" columnSpan="1">
            <text:p text:style-name="P4">30 pkt<text:s/></text:p>
          </table:table-cell>
        </table:table-row>
        <table:table-row>
          <table:table-cell rowSpan="1" columnSpan="1">
            <text:p text:style-name="P4">Egzamin końcowy<text:s/></text:p>
          </table:table-cell>
          <table:table-cell rowSpan="1" columnSpan="1">
            <text:p text:style-name="P4">40 pkt<text:s/></text:p>
          </table:table-cell>
        </table:table-row>
        <table:table-row>
          <table:table-cell rowSpan="1" columnSpan="1">
            <text:p text:style-name="P4"><text:span text:style-name="T1">Razem</text:span><text:s/></text:p>
          </table:table-cell>
          <table:table-cell rowSpan="1" columnSpan="1">
            <text:p text:style-name="P4">100 pkt<text:s/></text:p>
          </table:table-cell>
        </table:table-row>
      </table:table>
      <text:p text:style-name="P5"> </text:p>
      <text:p text:style-name="P5">Ocena z przedmiotu będzie ustalana według następującego kryterium:<text:s/></text:p>
      <table:table>
        <table:table-column/>
        <table:table-column/>
        <table:table-row>
          <table:table-cell rowSpan="1" columnSpan="1">
            <text:p text:style-name="P2">Punkty</text:p>
          </table:table-cell>
          <table:table-cell rowSpan="1" columnSpan="1">
            <text:p text:style-name="P2">Ocena</text:p>
          </table:table-cell>
        </table:table-row>
        <table:table-row>
          <table:table-cell rowSpan="1" columnSpan="1">
            <text:p text:style-name="P4">90.0-100.0</text:p>
          </table:table-cell>
          <table:table-cell rowSpan="1" columnSpan="1">
            <text:p text:style-name="P4">5.0</text:p>
          </table:table-cell>
        </table:table-row>
        <table:table-row>
          <table:table-cell rowSpan="1" columnSpan="1">
            <text:p text:style-name="P4">80.0-89.5</text:p>
          </table:table-cell>
          <table:table-cell rowSpan="1" columnSpan="1">
            <text:p text:style-name="P4">4.5</text:p>
          </table:table-cell>
        </table:table-row>
        <table:table-row>
          <table:table-cell rowSpan="1" columnSpan="1">
            <text:p text:style-name="P4">70.0-79.5</text:p>
          </table:table-cell>
          <table:table-cell rowSpan="1" columnSpan="1">
            <text:p text:style-name="P4">4.0</text:p>
          </table:table-cell>
        </table:table-row>
        <table:table-row>
          <table:table-cell rowSpan="1" columnSpan="1">
            <text:p text:style-name="P4">60.0-69.5</text:p>
          </table:table-cell>
          <table:table-cell rowSpan="1" columnSpan="1">
            <text:p text:style-name="P4">3.5</text:p>
          </table:table-cell>
        </table:table-row>
        <table:table-row>
          <table:table-cell rowSpan="1" columnSpan="1">
            <text:p text:style-name="P4">50.0-59.5</text:p>
          </table:table-cell>
          <table:table-cell rowSpan="1" columnSpan="1">
            <text:p text:style-name="P4">3.0</text:p>
          </table:table-cell>
        </table:table-row>
        <table:table-row>
          <table:table-cell rowSpan="1" columnSpan="1">
            <text:p text:style-name="P4">20.0-49.5</text:p>
          </table:table-cell>
          <table:table-cell rowSpan="1" columnSpan="1">
            <text:p text:style-name="P4">2.0</text:p>
          </table:table-cell>
        </table:table-row>
        <table:table-row>
          <table:table-cell rowSpan="1" columnSpan="1">
            <text:p text:style-name="P4">0.0-19.5</text:p>
          </table:table-cell>
          <table:table-cell rowSpan="1" columnSpan="1">
            <text:p text:style-name="P4">0.0</text:p>
          </table:table-cell>
        </table:table-row>
      </table:table>
      <text:p text:style-name="P5"> </text:p>
      <text:p text:style-name="P5">Studenci, którzy z kolokwiów uzyskają co najmniej 18 punktów, a łącznie z projektu i kolokwiów co najmniej 44 pkt., mają prawo do zwolnienia z egzaminu końcowego z następującymi ocenami:<text:s/></text:p>
      <table:table>
        <table:table-column/>
        <table:table-column/>
        <table:table-row>
          <table:table-cell rowSpan="1" columnSpan="1">
            <text:p text:style-name="P2">Punkty</text:p>
          </table:table-cell>
          <table:table-cell rowSpan="1" columnSpan="1">
            <text:p text:style-name="P2">Ocena</text:p>
          </table:table-cell>
        </table:table-row>
        <table:table-row>
          <table:table-cell rowSpan="1" columnSpan="1">
            <text:p text:style-name="P4">55.0-60.0</text:p>
          </table:table-cell>
          <table:table-cell rowSpan="1" columnSpan="1">
            <text:p text:style-name="P4">5.0</text:p>
          </table:table-cell>
        </table:table-row>
        <table:table-row>
          <table:table-cell rowSpan="1" columnSpan="1">
            <text:p text:style-name="P4">50.0-54.5</text:p>
          </table:table-cell>
          <table:table-cell rowSpan="1" columnSpan="1">
            <text:p text:style-name="P4">4.5</text:p>
          </table:table-cell>
        </table:table-row>
        <table:table-row>
          <table:table-cell rowSpan="1" columnSpan="1">
            <text:p text:style-name="P4">45.0-49.5</text:p>
          </table:table-cell>
          <table:table-cell rowSpan="1" columnSpan="1">
            <text:p text:style-name="P4">4.0</text:p>
          </table:table-cell>
        </table:table-row>
      </table:table>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style style:name="Standard" style:display-name="Standard" style:family="paragraph">
      <style:paragraph-properties fo:text-align="left"/>
    </style:style>
    <style:style style:name="Document_20Title" style:display-name="Document Title" style:family="paragraph" style:next-style-name="Standard">
      <style:text-properties fo:font-size="24.000000000000000pt" fo:font-weight="bold"/>
    </style:style>
    <style:style style:name="Head_201" style:display-name="Head 1" style:family="paragraph" style:list-style-name="L" style:next-style-name="Standard">
      <style:paragraph-properties fo:text-align="left"/>
      <style:text-properties fo:font-size="20.000000000000000pt" fo:font-weight="bold"/>
    </style:style>
    <style:style style:name="Head_202" style:display-name="Head 2" style:family="paragraph" style:list-style-name="L1" style:next-style-name="Standard">
      <style:paragraph-properties fo:text-align="left"/>
      <style:text-properties fo:font-size="16.000000000000000pt" fo:font-weight="bold"/>
    </style:style>
    <style:style style:name="Head_203" style:display-name="Head 3" style:family="paragraph" style:list-style-name="L2" style:next-style-name="Standard">
      <style:paragraph-properties fo:text-align="left"/>
      <style:text-properties fo:font-size="12.000000000000000pt" fo:font-weight="bold"/>
    </style:style>
    <style:style style:name="Enumerated_20List" style:display-name="Enumerated List" style:family="paragraph" style:list-style-name="L">
      <style:paragraph-properties fo:text-align="left"/>
    </style:style>
    <style:style style:name="Alphabetical_20List" style:display-name="Alphabetical List" style:family="paragraph" style:list-style-name="L3">
      <style:paragraph-properties fo:text-align="left"/>
    </style:style>
    <style:style style:name="Bullet_20List" style:display-name="Bullet List" style:family="paragraph" style:list-style-name="L4">
      <style:paragraph-properties fo:text-align="left"/>
    </style:style>
    <text:list-style style:name="L">
      <text:list-level-style-number text:level="1" style:num-prefix="" style:num-suffix="." text:start-value="1" text:display-levels="0" style:num-format="1">
        <style:list-level-properties fo:text-align="start"/>
      </text:list-level-style-number>
    </text:list-style>
    <text:list-style style:name="L1">
      <text:list-level-style-number text:level="2" style:num-prefix="" style:num-suffix="." text:start-value="1" text:display-levels="0" style:num-format="1">
        <style:list-level-properties fo:text-align="start"/>
      </text:list-level-style-number>
    </text:list-style>
    <text:list-style style:name="L2">
      <text:list-level-style-number text:level="3" style:num-prefix="" style:num-suffix="." text:start-value="1" text:display-levels="0" style:num-format="1">
        <style:list-level-properties fo:text-align="start"/>
      </text:list-level-style-number>
    </text:list-style>
    <text:list-style style:name="L3">
      <text:list-level-style-number text:level="1" style:num-prefix="" style:num-suffix=")" text:start-value="1" text:display-levels="0" style:num-format="a">
        <style:list-level-properties fo:text-align="start"/>
      </text:list-level-style-number>
    </text:list-style>
    <text:list-style style:name="L4">
      <text:list-level-style-bullet text:level="1" style:num-prefix="" style:num-suffix="" text:bullet-char="•">
        <style:list-level-properties fo:text-align="start"/>
      </text:list-level-style-bullet>
    </text:list-style>
  </office:styles>
  <office:automatic-styles>
    <style:page-layout style:name="pm1" style:page-usage="all">
      <style:page-layout-properties fo:margin-bottom="42.000000000000000pt" fo:margin-left="28.000000000000000pt" fo:margin-right="28.000000000000000pt" fo:margin-top="42.000000000000000pt" fo:padding="0.000000000000000pt" fo:page-height="841.000000000000000pt" fo:page-width="595.000000000000000pt" style:print-orientation="portrait">
    
   </style:page-layout-properties>
    </style:page-layout>
  </office:automatic-styles>
  <office:master-styles>
    <style:master-page style:name="Standard1"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2.2</meta:generator>
    <dc:title/>
    <meta:initial-creator>Nieznany</meta:initial-creator>
    <meta:editing-cycles>0</meta:editing-cycles>
    <dc:date>2011-03-28T19:48:57</dc:date>
    <meta:creation-date>2011-03-28T19:47:32</meta:creation-date>
    <dc:creator>Tomek</dc:creator>
  </office:meta>
</office:document-meta>
</file>